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E6AC05838E90027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3.604cm, 11.36cm, 4.579cm, 6.514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.064cm" svg:height="11.999cm" svg:x="5.5cm" svg:y="4.001cm">
          <draw:image xlink:href="Pictures/100000000000055600000300E6AC05838E90027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7T03:45:54.136000000</meta:creation-date>
    <dc:date>2016-10-07T04:42:44.698000000</dc:date>
    <meta:editing-duration>PT46M14S</meta:editing-duration>
    <meta:editing-cycles>1</meta:editing-cycles>
    <meta:document-statistic meta:object-count="1"/>
    <meta:generator>LibreOffice/5.1.5.2$Windows_x86 LibreOffice_project/7a864d8825610a8c07cfc3bc01dd4fce6a9447e5</meta:generator>
  </office:meta>
</office:document-meta>
</file>